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_laplace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0.6828409433" calcext:value-type="float">
            <text:p>-0.68284094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.0976765156" calcext:value-type="float">
            <text:p>-1.0976765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.3600175381" calcext:value-type="float">
            <text:p>-1.36001753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1.5061386824" calcext:value-type="float">
            <text:p>-1.50613868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.5467269421" calcext:value-type="float">
            <text:p>-1.54672694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1.486956954" calcext:value-type="float">
            <text:p>-1.486956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.3333382607" calcext:value-type="float">
            <text:p>-1.33333826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1.0966739655" calcext:value-type="float">
            <text:p>-1.09667396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0.7927017212" calcext:value-type="float">
            <text:p>-0.79270172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-0.4428415596" calcext:value-type="float">
            <text:p>-0.44284155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0.0753425881" calcext:value-type="float">
            <text:p>-0.07534258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268820703" calcext:value-type="float">
            <text:p>0.26882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521654129" calcext:value-type="float">
            <text:p>0.521654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5435054302" calcext:value-type="float">
            <text:p>0.54350543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0.6148402691" calcext:value-type="float">
            <text:p>-0.614840269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-1.001288414" calcext:value-type="float">
            <text:p>-1.0012884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.2460312843" calcext:value-type="float">
            <text:p>-1.24603128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.3817346096" calcext:value-type="float">
            <text:p>-1.3817346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1.4197356701" calcext:value-type="float">
            <text:p>-1.41973567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1.3650789261" calcext:value-type="float">
            <text:p>-1.36507892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1.2241688967" calcext:value-type="float">
            <text:p>-1.22416889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1.006947875" calcext:value-type="float">
            <text:p>-1.0069478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0.7281337976" calcext:value-type="float">
            <text:p>-0.72813379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-0.407433033" calcext:value-type="float">
            <text:p>-0.4074330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-0.0717547387" calcext:value-type="float">
            <text:p>-0.07175473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2405907661" calcext:value-type="float">
            <text:p>0.24059076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4635806084" calcext:value-type="float">
            <text:p>0.46358060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4705038369" calcext:value-type="float">
            <text:p>0.47050383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0894288719" calcext:value-type="float">
            <text:p>-0.08942887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0.1334936321" calcext:value-type="float">
            <text:p>-0.133493632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-0.158008486" calcext:value-type="float">
            <text:p>-0.1580084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0.1715378761" calcext:value-type="float">
            <text:p>-0.17153787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1749073863" calcext:value-type="float">
            <text:p>-0.17490738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0.1678858697" calcext:value-type="float">
            <text:p>-0.16788586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0.1505055726" calcext:value-type="float">
            <text:p>-0.15050557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0.1238229275" calcext:value-type="float">
            <text:p>-0.12382292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0.0894016027" calcext:value-type="float">
            <text:p>-0.08940160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-0.0492561013" calcext:value-type="float">
            <text:p>-0.04925610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0.0049139336" calcext:value-type="float">
            <text:p>-0.00491393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409253053" calcext:value-type="float">
            <text:p>0.04092530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814842805" calcext:value-type="float">
            <text:p>0.08148428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904616863" calcext:value-type="float">
            <text:p>0.09046168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101880074" calcext:value-type="float">
            <text:p>0.6101880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0381333828" calcext:value-type="float">
            <text:p>1.0381333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3192439079" calcext:value-type="float">
            <text:p>1.319243907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.4757345915" calcext:value-type="float">
            <text:p>1.47573459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5207564831" calcext:value-type="float">
            <text:p>1.52075648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4634723663" calcext:value-type="float">
            <text:p>1.46347236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3126084805" calcext:value-type="float">
            <text:p>1.31260848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0798041821" calcext:value-type="float">
            <text:p>1.07980418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7814024687" calcext:value-type="float">
            <text:p>0.78140246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4406456649" calcext:value-type="float">
            <text:p>0.44064566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907818973" calcext:value-type="float">
            <text:p>0.09078189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-0.2182599008" calcext:value-type="float">
            <text:p>-0.2182599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-0.4133419096" calcext:value-type="float">
            <text:p>-0.41334190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-0.3887895942" calcext:value-type="float">
            <text:p>-0.38878959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2289837599" calcext:value-type="float">
            <text:p>1.22898375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0794000626" calcext:value-type="float">
            <text:p>2.07940006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6355323792" calcext:value-type="float">
            <text:p>2.63553237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9448418617" calcext:value-type="float">
            <text:p>2.944841861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.0337293148" calcext:value-type="float">
            <text:p>3.03372931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.9191915989" calcext:value-type="float">
            <text:p>2.91919159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.6182761192" calcext:value-type="float">
            <text:p>2.61827611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.1539137363" calcext:value-type="float">
            <text:p>2.15391373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5586957932" calcext:value-type="float">
            <text:p>1.55869579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8783391714" calcext:value-type="float">
            <text:p>0.87833917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1782971323" calcext:value-type="float">
            <text:p>0.17829713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-0.4448562562" calcext:value-type="float">
            <text:p>-0.44485625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-0.8448299766" calcext:value-type="float">
            <text:p>-0.84482997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-0.8033989668" calcext:value-type="float">
            <text:p>-0.80339896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5739165545" calcext:value-type="float">
            <text:p>1.57391655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.6609668732" calcext:value-type="float">
            <text:p>2.66096687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.3712687492" calcext:value-type="float">
            <text:p>3.37126874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.7664270401" calcext:value-type="float">
            <text:p>3.76642704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879929781" calcext:value-type="float">
            <text:p>3.87992978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.7334413528" calcext:value-type="float">
            <text:p>3.73344135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.3485944271" calcext:value-type="float">
            <text:p>3.34859442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.7547261715" calcext:value-type="float">
            <text:p>2.75472617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934874773" calcext:value-type="float">
            <text:p>1.99348747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.123349905" calcext:value-type="float">
            <text:p>1.1233499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2276207954" calcext:value-type="float">
            <text:p>0.22762079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0.5703612566" calcext:value-type="float">
            <text:p>-0.57036125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-1.084160924" calcext:value-type="float">
            <text:p>-1.0841609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-1.0325642824" calcext:value-type="float">
            <text:p>-1.03256428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5427439213" calcext:value-type="float">
            <text:p>1.54274392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.6078472137" calcext:value-type="float">
            <text:p>2.60784721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.3037629128" calcext:value-type="float">
            <text:p>3.30376291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.6909065247" calcext:value-type="float">
            <text:p>3.69090652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.8021287918" calcext:value-type="float">
            <text:p>3.80212879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6585774422" calcext:value-type="float">
            <text:p>3.658577442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.281452179" calcext:value-type="float">
            <text:p>3.2814521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.6994948387" calcext:value-type="float">
            <text:p>2.69949483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.953531146" calcext:value-type="float">
            <text:p>1.9535311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.1008390188" calcext:value-type="float">
            <text:p>1.10083901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2230591327" calcext:value-type="float">
            <text:p>0.22305913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-0.55914253" calcext:value-type="float">
            <text:p>-0.559142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-1.0629818439" calcext:value-type="float">
            <text:p>-1.06298184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-1.0127822161" calcext:value-type="float">
            <text:p>-1.01278221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.1366999149" calcext:value-type="float">
            <text:p>1.13669991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.9214541912" calcext:value-type="float">
            <text:p>1.92145419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.4341871738" calcext:value-type="float">
            <text:p>2.43418717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.7194302082" calcext:value-type="float">
            <text:p>2.71943020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.8013775349" calcext:value-type="float">
            <text:p>2.80137753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.6956100464" calcext:value-type="float">
            <text:p>2.69561004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.4177479744" calcext:value-type="float">
            <text:p>2.417747974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.9889665842" calcext:value-type="float">
            <text:p>1.98896658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.4393470287" calcext:value-type="float">
            <text:p>1.43934702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.8110926151" calcext:value-type="float">
            <text:p>0.81109261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.1643480659" calcext:value-type="float">
            <text:p>0.16434806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0.4119741917" calcext:value-type="float">
            <text:p>-0.41197419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-0.7832297087" calcext:value-type="float">
            <text:p>-0.78322970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0.7462558746" calcext:value-type="float">
            <text:p>-0.74625587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4540349543" calcext:value-type="float">
            <text:p>0.45403495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7676885128" calcext:value-type="float">
            <text:p>0.76768851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9726443291" calcext:value-type="float">
            <text:p>0.97264432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.086664319" calcext:value-type="float">
            <text:p>1.0866643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1194112301" calcext:value-type="float">
            <text:p>1.11941123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0771467686" calcext:value-type="float">
            <text:p>1.07714676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9661124945" calcext:value-type="float">
            <text:p>0.96611249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794773221" calcext:value-type="float">
            <text:p>0.79477322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5751439333" calcext:value-type="float">
            <text:p>0.5751439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3240963817" calcext:value-type="float">
            <text:p>0.3240963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065666832" calcext:value-type="float">
            <text:p>0.0656668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-0.1645347476" calcext:value-type="float">
            <text:p>-0.16453474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0.3127157092" calcext:value-type="float">
            <text:p>-0.31271570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0.2977712154" calcext:value-type="float">
            <text:p>-0.29777121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0.3358658552" calcext:value-type="float">
            <text:p>-0.33586585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0.5668904781" calcext:value-type="float">
            <text:p>-0.56689047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0.7176258564" calcext:value-type="float">
            <text:p>-0.71762585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-0.8015217781" calcext:value-type="float">
            <text:p>-0.80152177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-0.8256157637" calcext:value-type="float">
            <text:p>-0.82561576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-0.7944456935" calcext:value-type="float">
            <text:p>-0.79444569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-0.7125580311" calcext:value-type="float">
            <text:p>-0.71255803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-0.5861954689" calcext:value-type="float">
            <text:p>-0.58619546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-0.4242185652" calcext:value-type="float">
            <text:p>-0.424218565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-0.2390625328" calcext:value-type="float">
            <text:p>-0.23906253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0.048317913" calcext:value-type="float">
            <text:p>-0.0483179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.1219393313" calcext:value-type="float">
            <text:p>0.12193933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.2322459817" calcext:value-type="float">
            <text:p>0.23224598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.2219581306" calcext:value-type="float">
            <text:p>0.22195813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.032296896" calcext:value-type="float">
            <text:p>-1.0322968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1.7421369553" calcext:value-type="float">
            <text:p>-1.74213695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-2.2052955627" calcext:value-type="float">
            <text:p>-2.20529556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-2.462927103" calcext:value-type="float">
            <text:p>-2.4629271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-2.5369186401" calcext:value-type="float">
            <text:p>-2.53691864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-2.4410848618" calcext:value-type="float">
            <text:p>-2.44108486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-2.1894636154" calcext:value-type="float">
            <text:p>-2.18946361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-1.8011754751" calcext:value-type="float">
            <text:p>-1.80117547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-1.3034574986" calcext:value-type="float">
            <text:p>-1.30345749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-0.7343951464" calcext:value-type="float">
            <text:p>-0.7343951464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-0.1482028216" calcext:value-type="float">
            <text:p>-0.14820282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.3753036261" calcext:value-type="float">
            <text:p>0.37530362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.7142447829" calcext:value-type="float">
            <text:p>0.71424478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6826885939" calcext:value-type="float">
            <text:p>0.68268859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1.4475097656" calcext:value-type="float">
            <text:p>-1.44750976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-2.4394345284" calcext:value-type="float">
            <text:p>-2.43943452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-3.085747242" calcext:value-type="float">
            <text:p>-3.0857472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-3.4452695847" calcext:value-type="float">
            <text:p>-3.44526958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-3.5483458042" calcext:value-type="float">
            <text:p>-3.54834580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-3.4142069817" calcext:value-type="float">
            <text:p>-3.41420698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-3.0622420311" calcext:value-type="float">
            <text:p>-3.06224203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-2.5191657543" calcext:value-type="float">
            <text:p>-2.51916575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-1.822951436" calcext:value-type="float">
            <text:p>-1.8229514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-1.0268021822" calcext:value-type="float">
            <text:p>-1.02680218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-0.205970332" calcext:value-type="float">
            <text:p>-0.20597033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0.5281229615" calcext:value-type="float">
            <text:p>0.52812296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.9948887229" calcext:value-type="float">
            <text:p>0.99488872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.9544342756" calcext:value-type="float">
            <text:p>0.95443427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-1.3967062235" calcext:value-type="float">
            <text:p>-1.39670622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-2.336045742" calcext:value-type="float">
            <text:p>-2.3360457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-2.9419093132" calcext:value-type="float">
            <text:p>-2.94190931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-3.2768945694" calcext:value-type="float">
            <text:p>-3.27689456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-3.3710465431" calcext:value-type="float">
            <text:p>-3.37104654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-3.2419862747" calcext:value-type="float">
            <text:p>-3.24198627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-2.907130003" calcext:value-type="float">
            <text:p>-2.9071300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-2.3909578323" calcext:value-type="float">
            <text:p>-2.39095783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-1.7285006046" calcext:value-type="float">
            <text:p>-1.72850060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-0.9686838984" calcext:value-type="float">
            <text:p>-0.96868389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-0.1807483286" calcext:value-type="float">
            <text:p>-0.18074832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531009078" calcext:value-type="float">
            <text:p>0.531009078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.0024404526" calcext:value-type="float">
            <text:p>1.00244045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.9679296017" calcext:value-type="float">
            <text:p>0.96792960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-0.9323818684" calcext:value-type="float">
            <text:p>-0.93238186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-1.5470187664" calcext:value-type="float">
            <text:p>-1.54701876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-1.9423135519" calcext:value-type="float">
            <text:p>-1.94231355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-2.1610488892" calcext:value-type="float">
            <text:p>-2.16104888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-2.2223701477" calcext:value-type="float">
            <text:p>-2.22237014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-2.137052536" calcext:value-type="float">
            <text:p>-2.1370525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-1.9162793159" calcext:value-type="float">
            <text:p>-1.91627931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-1.5759994984" calcext:value-type="float">
            <text:p>-1.57599949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-1.1392197609" calcext:value-type="float">
            <text:p>-1.13921976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-0.637799263" calcext:value-type="float">
            <text:p>-0.6377992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-0.1166771352" calcext:value-type="float">
            <text:p>-0.11667713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3573741317" calcext:value-type="float">
            <text:p>0.35737413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6777089834" calcext:value-type="float">
            <text:p>0.677708983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0.6656591892" calcext:value-type="float">
            <text:p>0.66565918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0000023861" calcext:value-type="float">
            <text:p>2.3861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0000026706" calcext:value-type="float">
            <text:p>2.6706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25" calcext:value-type="float">
            <text:p>2.5E-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.0000006598" calcext:value-type="float">
            <text:p>6.598E-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72" meta:object-count="0"/>
    <meta:generator>LibreOffice/5.1.6.2$Linux_X86_64 LibreOffice_project/10m0$Build-2</meta:generator>
  </office:meta>
</office:document-meta>
</file>